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6.188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 table:style-name="Default"/>
          <table:table-cell office:value-type="string" calcext:value-type="string">
            <text:p>Additional Arguments</text:p>
          </table:table-cell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table:style-name="Default" office:value-type="string" calcext:value-type="string">
            <text:p>u8 read</text:p>
          </table:table-cell>
          <table:table-cell table:style-name="Default" office:value-type="string" calcext:value-type="string">
            <text:p>u8 write</text:p>
          </table:table-cell>
          <table:table-cell table:style-name="Default" office:value-type="string" calcext:value-type="string">
            <text:p>u16 read</text:p>
          </table:table-cell>
          <table:table-cell table:style-name="Default" office:value-type="string" calcext:value-type="string">
            <text:p>u16 write</text:p>
          </table:table-cell>
          <table:table-cell table:style-name="Default" office:value-type="string" calcext:value-type="string">
            <text:p>u32 read</text:p>
          </table:table-cell>
          <table:table-cell table:style-name="Default" office:value-type="string" calcext:value-type="string">
            <text:p>u32 writ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memory.pio</text:p>
          </table:table-cell>
          <table:table-cell office:value-type="string" calcext:value-type="string">
            <text:p>memory::pio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base_address</text:p>
          </table:table-cell>
          <table:table-cell office:value-type="string" calcext:value-type="string">
            <text:p>memory::expansion_1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base_address</text:p>
          </table:table-cell>
          <table:table-cell office:value-type="string" calcext:value-type="string">
            <text:p>memory::expansion_2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delay</text:p>
          </table:table-cell>
          <table:table-cell office:value-type="string" calcext:value-type="string">
            <text:p>memory::expansion_1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3_delay</text:p>
          </table:table-cell>
          <table:table-cell office:value-type="string" calcext:value-type="string">
            <text:p>memory::expansion_3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bios_rom_control</text:p>
          </table:table-cell>
          <table:table-cell office:value-type="string" calcext:value-type="string">
            <text:p>memory::bios_rom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spu_delay</text:p>
          </table:table-cell>
          <table:table-cell office:value-type="string" calcext:value-type="string">
            <text:p>memory::spu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drom_delay</text:p>
          </table:table-cell>
          <table:table-cell office:value-type="string" calcext:value-type="string">
            <text:p>memory::cdrom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delay</text:p>
          </table:table-cell>
          <table:table-cell office:value-type="string" calcext:value-type="string">
            <text:p>memory::expansion_2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ommon_delay_control</text:p>
          </table:table-cell>
          <table:table-cell office:value-type="string" calcext:value-type="string">
            <text:p>memory::common_delay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ram_size_control</text:p>
          </table:table-cell>
          <table:table-cell office:value-type="string" calcext:value-type="string">
            <text:p>memory::ram_size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 office:value-type="string" calcext:value-type="string">
            <text:p>intc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 office:value-type="string" calcext:value-type="string">
            <text:p>intc::mask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office:value-type="string" calcext:value-type="string">
            <text:p>spu::main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office:value-type="string" calcext:value-type="string">
            <text:p>spu::main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office:value-type="string" calcext:value-type="string">
            <text:p>spu::reverb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office:value-type="string" calcext:value-type="string">
            <text:p>spu::voice_key_o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office:value-type="string" calcext:value-type="string">
            <text:p>spu::voice_key_off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office:value-type="string" calcext:value-type="string">
            <text:p>spu::voice_channel_fm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office:value-type="string" calcext:value-type="string">
            <text:p>spu::voice_channel_nois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office:value-type="string" calcext:value-type="string">
            <text:p>spu::voice_channel_reverb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office:value-type="string" calcext:value-type="string">
            <text:p>spu::voice_channel_statu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office:value-type="string" calcext:value-type="string">
            <text:p>spu::unknown_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office:value-type="string" calcext:value-type="string">
            <text:p>spu::reverb_start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office:value-type="string" calcext:value-type="string">
            <text:p>spu::irq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office:value-type="string" calcext:value-type="string">
            <text:p>spu::data_transfer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office:value-type="string" calcext:value-type="string">
            <text:p>spu::data_fifo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office:value-type="string" calcext:value-type="string">
            <text:p>spu::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office:value-type="string" calcext:value-type="string">
            <text:p>spu::data_transfer_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office:value-type="string" calcext:value-type="string">
            <text:p>spu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office:value-type="string" calcext:value-type="string">
            <text:p>spu::cd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office:value-type="string" calcext:value-type="string">
            <text:p>spu::extern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office:value-type="string" calcext:value-type="string">
            <text:p>spu::current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office:value-type="string" calcext:value-type="string">
            <text:p>spu::current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office:value-type="string" calcext:value-type="string">
            <text:p>spu::unknown_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office:value-type="string" calcext:value-type="string">
            <text:p>spu::d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office:value-type="string" calcext:value-type="string">
            <text:p>spu::d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office:value-type="string" calcext:value-type="string">
            <text:p>spu::vii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office:value-type="string" calcext:value-type="string">
            <text:p>spu::vcomb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office:value-type="string" calcext:value-type="string">
            <text:p>spu::vcomb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office:value-type="string" calcext:value-type="string">
            <text:p>spu::vcomb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office:value-type="string" calcext:value-type="string">
            <text:p>spu::vcomb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office:value-type="string" calcext:value-type="string">
            <text:p>spu::vwa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office:value-type="string" calcext:value-type="string">
            <text:p>spu::v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office:value-type="string" calcext:value-type="string">
            <text:p>spu::v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office:value-type="string" calcext:value-type="string">
            <text:p>spu::m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office:value-type="string" calcext:value-type="string">
            <text:p>spu::mcomb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office:value-type="string" calcext:value-type="string">
            <text:p>spu::mcomb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office:value-type="string" calcext:value-type="string">
            <text:p>spu::d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office:value-type="string" calcext:value-type="string">
            <text:p>spu::m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office:value-type="string" calcext:value-type="string">
            <text:p>spu::mcomb3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office:value-type="string" calcext:value-type="string">
            <text:p>spu::mcomb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office:value-type="string" calcext:value-type="string">
            <text:p>spu::d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office:value-type="string" calcext:value-type="string">
            <text:p>spu::mapf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office:value-type="string" calcext:value-type="string">
            <text:p>spu::mapf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office:value-type="string" calcext:value-type="string">
            <text:p>spu::vin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memory.post_display</text:p>
          </table:table-cell>
          <table:table-cell office:value-type="string" calcext:value-type="string">
            <text:p>memory::post_displa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memory.bios</text:p>
          </table:table-cell>
          <table:table-cell office:value-type="string" calcext:value-type="string">
            <text:p>memory::bios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.cache_control</text:p>
          </table:table-cell>
          <table:table-cell office:value-type="string" calcext:value-type="string">
            <text:p>memory::cache_control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1:59:02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26T23:23:57.447000000</dc:date>
    <meta:editing-duration>P1DT3H14S</meta:editing-duration>
    <meta:editing-cycles>29</meta:editing-cycles>
    <meta:generator>LibreOffice/6.4.3.2$Windows_X86_64 LibreOffice_project/747b5d0ebf89f41c860ec2a39efd7cb15b54f2d8</meta:generator>
    <meta:document-statistic meta:table-count="1" meta:cell-count="2691" meta:object-count="0"/>
  </office:meta>
</office:document-meta>
</file>